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top" draw:auto-grow-height="false" fo:padding-top="0cm"/>
    </style:style>
    <style:style style:name="gr4" style:family="graphic" style:parent-style-name="standard">
      <style:graphic-properties draw:stroke="none" svg:stroke-color="#000000" draw:fill="none" draw:fill-color="#ffffff" fo:min-height="3.04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04cm"/>
    </style:style>
    <style:style style:name="gr8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46cm"/>
    </style:style>
    <style:style style:name="gr10" style:family="graphic" style:parent-style-name="standard">
      <style:graphic-properties draw:marker-start-width="0.2cm" draw:marker-end="Arrow" draw:marker-end-width="0.2cm" draw:textarea-horizontal-align="center" draw:textarea-vertical-align="bottom"/>
    </style:style>
    <style:style style:name="gr11" style:family="graphic" style:parent-style-name="standard">
      <style:graphic-properties draw:stroke="none" svg:stroke-color="#000000" draw:fill="none" draw:fill-color="#ffffff" fo:min-height="2.996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fo:min-height="0.396cm"/>
    </style:style>
    <style:style style:name="gr15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16" style:family="graphic" style:parent-style-name="objectwithoutfill">
      <style:graphic-properties draw:marker-end="Arrow" draw:fill="none" draw:textarea-horizontal-align="center" draw:textarea-vertical-align="middle"/>
    </style:style>
    <style:style style:name="gr17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Ultrafine_20_Dashed" draw:marker-end="Arrow" draw:fill="none" draw:textarea-horizontal-align="center" draw:textarea-vertical-align="middle"/>
    </style:style>
    <style:style style:name="gr19" style:family="graphic" style:parent-style-name="standard">
      <style:graphic-properties draw:stroke="dash" draw:stroke-dash="_33__20_Dashes_20_3_20_Dots_20__28_var_29_" draw:fill="solid" draw:fill-color="#e6e6e6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dash" draw:stroke-dash="_33__20_Dashes_20_3_20_Dots_20__28_var_29_" draw:fill-color="#e6e6e6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1.83cm"/>
    </style:style>
    <style:style style:name="gr22" style:family="graphic" style:parent-style-name="standard">
      <style:graphic-properties draw:stroke="none" svg:stroke-color="#000000" draw:fill="none" draw:fill-color="#ffffff" fo:min-height="1.367cm"/>
    </style:style>
    <style:style style:name="gr23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2">
          <draw:custom-shape draw:style-name="gr1" draw:text-style-name="P2" draw:layer="layout" svg:width="4.445cm" svg:height="1.27cm" svg:x="4.142cm" svg:y="7.985cm">
            <text:p text:style-name="P1"><text:span text:style-name="T1">efetuarCópia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4.157cm" svg:y1="8.626cm" svg:x2="8.587cm" svg:y2="8.627cm">
            <text:p/>
          </draw:line>
        </draw:g>
        <draw:g draw:id="id1">
          <draw:custom-shape draw:style-name="gr3" draw:text-style-name="P2" draw:layer="layout" svg:width="5.343cm" svg:height="3.851cm" svg:x="3.693cm" svg:y="2.27cm">
            <text:p text:style-name="P1"><text:span text:style-name="T1">Copiar arquiv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960.74766355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3.693cm" svg:y1="2.897cm" svg:x2="9.036cm" svg:y2="2.897cm">
            <text:p/>
          </draw:line>
          <draw:frame draw:style-name="gr4" draw:text-style-name="P5" draw:layer="layout" svg:width="5.343cm" svg:height="3.291cm" svg:x="3.693cm" svg:y="2.83cm">
            <draw:text-box>
              <text:p text:style-name="P4"><text:span text:style-name="T2">sequence{</text:span></text:p>
              <text:p text:style-name="P4"><text:span text:style-name="T2"><text:s text:c="3"/></text:span><text:span text:style-name="T2">join{</text:span></text:p>
              <text:p text:style-name="P4"><text:span text:style-name="T2"><text:s text:c="6"/></text:span><text:span text:style-name="T2">enter &lt;origem&gt;</text:span></text:p>
              <text:p text:style-name="P4"><text:span text:style-name="T2"><text:s text:c="6"/></text:span><text:span text:style-name="T2">enter &lt;destino&gt;</text:span></text:p>
              <text:p text:style-name="P4"><text:span text:style-name="T2"><text:s text:c="3"/></text:span><text:span text:style-name="T2">}</text:span></text:p>
              <text:p text:style-name="P4"><text:span text:style-name="T2"><text:s text:c="3"/></text:span><text:span text:style-name="T2">activate “copiar”</text:span></text:p>
              <text:p text:style-name="P4"><text:span text:style-name="T2">}</text:span></text:p>
            </draw:text-box>
          </draw:frame>
        </draw:g>
        <draw:connector draw:style-name="gr5" draw:text-style-name="P1" draw:layer="layout" draw:type="line" svg:x1="6.364cm" svg:y1="6.121cm" svg:x2="6.364cm" svg:y2="7.985cm" draw:start-shape="id1" draw:start-glue-point="2" draw:end-shape="id2" svg:d="m6364 6121v1864">
          <text:p text:style-name="P1"><text:span text:style-name="T2">“</text:span><text:span text:style-name="T2">copiar”</text:span></text:p>
        </draw:connector>
        <draw:connector draw:style-name="gr6" draw:text-style-name="P1" draw:layer="layout" draw:line-skew="-0.286cm" svg:x1="4.142cm" svg:y1="8.62cm" svg:x2="3.693cm" svg:y2="4.195cm" draw:start-shape="id2" draw:start-glue-point="3" draw:end-shape="id1" draw:end-glue-point="3" svg:d="m4142 8620h-1237v-4425h788">
          <text:p text:style-name="P1"><text:span text:style-name="T2"/></text:p>
          <text:p text:style-name="P1"><text:span text:style-name="T2"/></text:p>
          <text:p text:style-name="P1"><text:span text:style-name="T2">“</text:span><text:span text:style-name="T2">falha na </text:span></text:p>
          <text:p text:style-name="P1"><text:span text:style-name="T2">leitura/gravação”</text:span></text:p>
        </draw:connector>
        <draw:g draw:id="id3">
          <draw:custom-shape draw:style-name="gr3" draw:text-style-name="P2" draw:layer="layout" svg:width="5.38cm" svg:height="2.54cm" svg:x="12.865cm" svg:y="2.905cm">
            <text:p text:style-name="P1"><text:span text:style-name="T1">Interaction Spa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2.865cm" svg:y1="3.587cm" svg:x2="18.245cm" svg:y2="3.587cm">
            <text:p/>
          </draw:line>
          <draw:frame draw:style-name="gr7" draw:text-style-name="P5" draw:layer="layout" svg:width="5.38cm" svg:height="1.854cm" svg:x="12.865cm" svg:y="3.471cm">
            <draw:text-box>
              <text:p text:style-name="P4"><text:span text:style-name="T2">...</text:span></text:p>
              <text:p text:style-name="P4"><text:span text:style-name="T2">perceive &lt;progress&gt;</text:span></text:p>
              <text:p text:style-name="P4"><text:span text:style-name="T2">...</text:span></text:p>
            </draw:text-box>
          </draw:frame>
        </draw:g>
        <draw:g draw:id="id4">
          <draw:custom-shape draw:style-name="gr1" draw:text-style-name="P2" draw:layer="layout" svg:width="4.445cm" svg:height="1.27cm" svg:x="19.615cm" svg:y="3.54cm">
            <text:p text:style-name="P1"><text:span text:style-name="T1">Application Func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9.63cm" svg:y1="4.181cm" svg:x2="24.06cm" svg:y2="4.182cm">
            <text:p/>
          </draw:line>
        </draw:g>
        <draw:connector draw:style-name="gr8" draw:text-style-name="P3" draw:layer="layout" draw:type="line" svg:x1="18.245cm" svg:y1="4.175cm" svg:x2="19.615cm" svg:y2="4.175cm" draw:start-shape="id3" draw:start-glue-point="1" draw:end-shape="id4" draw:end-glue-point="3" svg:d="m18245 4175h1370">
          <text:p/>
        </draw:connector>
        <draw:g draw:id="id5">
          <draw:custom-shape draw:style-name="gr3" draw:text-style-name="P2" draw:layer="layout" svg:width="5.29cm" svg:height="2.597cm" svg:x="12.85cm" svg:y="6.63cm">
            <text:p text:style-name="P1"><text:span text:style-name="T1">Interaction Spa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2.85cm" svg:y1="7.405cm" svg:x2="18.14cm" svg:y2="7.405cm">
            <text:p/>
          </draw:line>
          <draw:frame draw:style-name="gr9" draw:text-style-name="P5" draw:layer="layout" svg:width="5.29cm" svg:height="1.896cm" svg:x="12.85cm" svg:y="7.359cm">
            <draw:text-box>
              <text:p text:style-name="P4"><text:span text:style-name="T2">...</text:span></text:p>
              <text:p text:style-name="P4"><text:span text:style-name="T2">activate “cancel”</text:span></text:p>
              <text:p text:style-name="P4"><text:span text:style-name="T2">...</text:span></text:p>
            </draw:text-box>
          </draw:frame>
        </draw:g>
        <draw:g draw:id="id6">
          <draw:custom-shape draw:style-name="gr1" draw:text-style-name="P2" draw:layer="layout" svg:width="4.445cm" svg:height="1.27cm" svg:x="19.715cm" svg:y="7.307cm">
            <text:p text:style-name="P1"><text:span text:style-name="T1">Application Func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9.73cm" svg:y1="7.948cm" svg:x2="24.16cm" svg:y2="7.949cm">
            <text:p/>
          </draw:line>
        </draw:g>
        <draw:connector draw:style-name="gr8" draw:text-style-name="P3" draw:layer="layout" draw:type="line" svg:x1="18.14cm" svg:y1="7.942cm" svg:x2="19.715cm" svg:y2="7.942cm" draw:start-shape="id5" draw:start-glue-point="1" draw:end-shape="id6" draw:end-glue-point="3" svg:d="m18140 7942h1575">
          <text:p/>
        </draw:connector>
        <draw:connector draw:style-name="gr10" draw:text-style-name="P3" draw:layer="layout" svg:x1="15.495cm" svg:y1="9.255cm" svg:x2="21.937cm" svg:y2="8.577cm" draw:start-shape="id5" draw:start-glue-point="2" draw:end-shape="id6" draw:end-glue-point="2" svg:d="m15495 9255v501h6442v-1179">
          <text:p><text:span text:style-name="T2">“</text:span><text:span text:style-name="T2">cancel”</text:span></text:p>
        </draw:connector>
        <draw:g draw:id="id7">
          <draw:custom-shape draw:style-name="gr3" draw:text-style-name="P2" draw:layer="layout" svg:width="5.38cm" svg:height="2.54cm" svg:x="4.465cm" svg:y="13.105cm">
            <text:p text:style-name="P1"><text:span text:style-name="T1">Interaction Space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4.465cm" svg:y1="13.787cm" svg:x2="9.845cm" svg:y2="13.787cm">
            <text:p/>
          </draw:line>
          <draw:frame draw:style-name="gr7" draw:text-style-name="P5" draw:layer="layout" svg:width="5.38cm" svg:height="1.854cm" svg:x="4.465cm" svg:y="13.671cm">
            <draw:text-box>
              <text:p text:style-name="P4"><text:span text:style-name="T2">...</text:span></text:p>
              <text:p text:style-name="P4"><text:span text:style-name="T2">activate “next”</text:span></text:p>
              <text:p text:style-name="P4"><text:span text:style-name="T2">...</text:span></text:p>
            </draw:text-box>
          </draw:frame>
        </draw:g>
        <draw:g draw:id="id8">
          <draw:custom-shape draw:style-name="gr3" draw:text-style-name="P2" draw:layer="layout" svg:width="5.38cm" svg:height="2.54cm" svg:x="11.617cm" svg:y="13.105cm">
            <text:p text:style-name="P1"><text:span text:style-name="T1">Interaction Space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1.617cm" svg:y1="13.787cm" svg:x2="16.997cm" svg:y2="13.787cm">
            <text:p/>
          </draw:line>
          <draw:frame draw:style-name="gr7" draw:text-style-name="P5" draw:layer="layout" svg:width="5.38cm" svg:height="1.854cm" svg:x="11.617cm" svg:y="13.671cm">
            <draw:text-box>
              <text:p text:style-name="P4"><text:span text:style-name="T2">...</text:span></text:p>
              <text:p text:style-name="P4"><text:span text:style-name="T2">activate “previous”</text:span></text:p>
              <text:p text:style-name="P4"><text:span text:style-name="T2">activate “next”</text:span></text:p>
              <text:p text:style-name="P4"><text:span text:style-name="T2">...</text:span></text:p>
            </draw:text-box>
          </draw:frame>
        </draw:g>
        <draw:g draw:id="id9">
          <draw:custom-shape draw:style-name="gr3" draw:text-style-name="P2" draw:layer="layout" svg:width="5.38cm" svg:height="2.54cm" svg:x="18.765cm" svg:y="13.105cm">
            <text:p text:style-name="P1"><text:span text:style-name="T1">Interaction Space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8.765cm" svg:y1="13.787cm" svg:x2="24.145cm" svg:y2="13.787cm">
            <text:p/>
          </draw:line>
          <draw:frame draw:style-name="gr7" draw:text-style-name="P5" draw:layer="layout" svg:width="5.38cm" svg:height="1.854cm" svg:x="18.765cm" svg:y="13.671cm">
            <draw:text-box>
              <text:p text:style-name="P4"><text:span text:style-name="T2">...</text:span></text:p>
              <text:p text:style-name="P4"><text:span text:style-name="T2">activate “previous”</text:span></text:p>
              <text:p text:style-name="P4"><text:span text:style-name="T2">activate “finish”</text:span></text:p>
              <text:p text:style-name="P4"><text:span text:style-name="T2">...</text:span></text:p>
            </draw:text-box>
          </draw:frame>
        </draw:g>
        <draw:g draw:id="id10">
          <draw:custom-shape draw:style-name="gr1" draw:text-style-name="P2" draw:layer="layout" svg:width="4.445cm" svg:height="1.27cm" svg:x="19.243cm" svg:y="17.085cm">
            <text:p text:style-name="P1"><text:span text:style-name="T1">Application Func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9.258cm" svg:y1="17.726cm" svg:x2="23.688cm" svg:y2="17.727cm">
            <text:p/>
          </draw:line>
        </draw:g>
        <draw:connector draw:style-name="gr5" draw:text-style-name="P3" draw:layer="layout" svg:x1="9.845cm" svg:y1="14.375cm" svg:x2="11.617cm" svg:y2="14.375cm" draw:start-shape="id7" draw:start-glue-point="1" draw:end-shape="id8" draw:end-glue-point="3" svg:d="m9845 14375h1772">
          <text:p><text:span text:style-name="T2">“</text:span><text:span text:style-name="T2">next”</text:span><text:span text:style-name="T2"><text:line-break/></text:span><text:span text:style-name="T2"/></text:p>
        </draw:connector>
        <draw:connector draw:style-name="gr5" draw:text-style-name="P3" draw:layer="layout" svg:x1="16.997cm" svg:y1="14.375cm" svg:x2="18.765cm" svg:y2="14.375cm" draw:start-shape="id8" draw:start-glue-point="1" draw:end-shape="id9" draw:end-glue-point="3" svg:d="m16997 14375h1768">
          <text:p><text:span text:style-name="T2">“</text:span><text:span text:style-name="T2">next”</text:span><text:span text:style-name="T2"><text:line-break/></text:span><text:span text:style-name="T2"/></text:p>
        </draw:connector>
        <draw:connector draw:style-name="gr5" draw:text-style-name="P3" draw:layer="layout" svg:x1="21.455cm" svg:y1="15.645cm" svg:x2="21.465cm" svg:y2="17.085cm" draw:start-shape="id9" draw:start-glue-point="2" draw:end-shape="id10" draw:end-glue-point="0" svg:d="m21455 15645v721h10v719">
          <text:p><text:span text:style-name="T2">“</text:span><text:span text:style-name="T2">finish”</text:span><text:span text:style-name="T2"><text:line-break/></text:span><text:span text:style-name="T2"/></text:p>
        </draw:connector>
        <draw:connector draw:style-name="gr5" draw:text-style-name="P3" draw:layer="layout" draw:line-skew="0.185cm" svg:x1="14.307cm" svg:y1="15.645cm" svg:x2="7.155cm" svg:y2="15.645cm" draw:start-shape="id8" draw:start-glue-point="2" draw:end-shape="id7" draw:end-glue-point="2" svg:d="m14307 15645v687h-7152v-687">
          <text:p><text:span text:style-name="T2">“</text:span><text:span text:style-name="T2">previous”</text:span></text:p>
        </draw:connector>
        <draw:connector draw:style-name="gr5" draw:text-style-name="P3" draw:layer="layout" draw:line-skew="-0.246cm" svg:x1="21.455cm" svg:y1="13.105cm" svg:x2="14.307cm" svg:y2="13.105cm" draw:start-shape="id9" draw:start-glue-point="0" draw:end-shape="id8" svg:d="m21455 13105v-747h-7148v747">
          <text:p><text:span text:style-name="T2">“</text:span><text:span text:style-name="T2">previous”</text:span></text:p>
        </draw:connector>
      </draw:page>
      <draw:page draw:name="page2" draw:style-name="dp1" draw:master-page-name="Default">
        <office:forms form:automatic-focus="false" form:apply-design-mode="false"/>
        <draw:g>
          <draw:custom-shape draw:style-name="gr3" draw:text-style-name="P2" draw:layer="layout" svg:width="5.501cm" svg:height="4.445cm" svg:x="7.645cm" svg:y="2.97cm">
            <text:p text:style-name="P1"><text:span text:style-name="T1">Copiar arquiv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79.352226720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7.645cm" svg:y1="3.694cm" svg:x2="13.146cm" svg:y2="3.694cm">
            <text:p/>
          </draw:line>
          <draw:frame draw:style-name="gr11" draw:text-style-name="P5" draw:layer="layout" svg:width="5.501cm" svg:height="3.403cm" svg:x="7.645cm" svg:y="3.616cm">
            <draw:text-box>
              <text:p text:style-name="P4"><text:span text:style-name="T2">sequence{</text:span></text:p>
              <text:p text:style-name="P4"><text:span text:style-name="T2"><text:s text:c="3"/></text:span><text:span text:style-name="T2">join{</text:span></text:p>
              <text:p text:style-name="P4"><text:span text:style-name="T2"><text:s text:c="6"/></text:span><text:span text:style-name="T2">enter &lt;origem&gt;</text:span></text:p>
              <text:p text:style-name="P4"><text:span text:style-name="T2"><text:s text:c="6"/></text:span><text:span text:style-name="T2">enter &lt;destino&gt;</text:span></text:p>
              <text:p text:style-name="P4"><text:span text:style-name="T2"><text:s text:c="3"/></text:span><text:span text:style-name="T2">}</text:span></text:p>
              <text:p text:style-name="P4"><text:span text:style-name="T2"><text:s text:c="3"/></text:span><text:span text:style-name="T2">activate “copiar”</text:span></text:p>
              <text:p text:style-name="P4"><text:span text:style-name="T2">}</text:span></text:p>
              <text:p text:style-name="P4"><text:span text:style-name="T2">activate “sair”</text:span></text:p>
            </draw:text-box>
          </draw:frame>
        </draw:g>
        <draw:custom-shape draw:style-name="gr12" draw:text-style-name="P3" draw:layer="layout" svg:width="0.772cm" svg:height="0.772cm" svg:x="5.817cm" svg:y="4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text-style-name="P3" draw:layer="layout" svg:width="1.084cm" svg:height="0cm" svg:x="6.589cm" svg:y="5.12cm" svg:viewBox="0 0 1085 0" draw:points="0,0 1014,0 1085,0">
          <text:p/>
        </draw:polyline>
        <draw:g>
          <draw:custom-shape draw:style-name="gr1" draw:text-style-name="P2" draw:layer="layout" svg:width="4.445cm" svg:height="1.27cm" svg:x="8.333cm" svg:y="9.32cm">
            <text:p text:style-name="P1"><text:span text:style-name="T1">efetuarCópi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8.348cm" svg:y1="9.961cm" svg:x2="12.778cm" svg:y2="9.962cm">
            <text:p/>
          </draw:line>
        </draw:g>
        <draw:g>
          <draw:custom-shape draw:style-name="gr3" draw:text-style-name="P2" draw:layer="layout" svg:width="5.715cm" svg:height="4.445cm" svg:x="7.645cm" svg:y="12.63cm">
            <text:p text:style-name="P1"><text:span text:style-name="T1">Copiando arquiv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239.676113360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7.645cm" svg:y1="13.354cm" svg:x2="13.36cm" svg:y2="13.354cm">
            <text:p/>
          </draw:line>
          <draw:frame draw:style-name="gr11" draw:text-style-name="P5" draw:layer="layout" svg:width="5.715cm" svg:height="3.403cm" svg:x="7.645cm" svg:y="13.276cm">
            <draw:text-box>
              <text:p text:style-name="P4"><text:span text:style-name="T2">perceive &lt;origem&gt;</text:span></text:p>
              <text:p text:style-name="P4"><text:span text:style-name="T2">perceive &lt;destino&gt;</text:span></text:p>
              <text:p text:style-name="P4"><text:span text:style-name="T2">perceive &lt;progresso&gt;</text:span></text:p>
              <text:p text:style-name="P4"><text:span text:style-name="T2">choose{</text:span></text:p>
              <text:p text:style-name="P4"><text:span text:style-name="T2"><text:s text:c="3"/></text:span><text:span text:style-name="T2">activate “suspender”</text:span></text:p>
              <text:p text:style-name="P4"><text:span text:style-name="T2"><text:s text:c="3"/></text:span><text:span text:style-name="T2">activate “reinicar”</text:span></text:p>
              <text:p text:style-name="P4"><text:span text:style-name="T2"><text:s text:c="3"/></text:span><text:span text:style-name="T2">activate “cancelar”</text:span></text:p>
              <text:p text:style-name="P4"><text:span text:style-name="T2">}</text:span></text:p>
            </draw:text-box>
          </draw:frame>
        </draw:g>
        <draw:line draw:style-name="gr13" draw:text-style-name="P3" draw:layer="layout" svg:x1="10.385cm" svg:y1="7.415cm" svg:x2="10.385cm" svg:y2="9.321cm">
          <text:p/>
        </draw:line>
        <draw:frame draw:style-name="gr14" draw:text-style-name="P6" draw:layer="layout" svg:width="1.807cm" svg:height="0.646cm" svg:x="9.45cm" svg:y="7.796cm">
          <draw:text-box>
            <text:p text:style-name="P1"><text:span text:style-name="T2">“</text:span><text:span text:style-name="T2">copiar”</text:span></text:p>
          </draw:text-box>
        </draw:frame>
        <draw:line draw:style-name="gr15" draw:text-style-name="P3" draw:layer="layout" svg:x1="10.385cm" svg:y1="10.615cm" svg:x2="10.385cm" svg:y2="12.63cm">
          <text:p/>
        </draw:line>
        <draw:frame draw:style-name="gr14" draw:text-style-name="P6" draw:layer="layout" svg:width="2.548cm" svg:height="1.433cm" svg:x="5.197cm" svg:y="10.856cm">
          <draw:text-box>
            <text:p text:style-name="P1"><text:span text:style-name="T2">“</text:span><text:span text:style-name="T2">suspender”, “reiniciar”,</text:span><text:span text:style-name="T2"><text:line-break/></text:span><text:span text:style-name="T2">“cancelar”</text:span></text:p>
          </draw:text-box>
        </draw:frame>
        <draw:polyline draw:style-name="gr13" draw:text-style-name="P3" draw:layer="layout" svg:width="1.909cm" svg:height="3.979cm" svg:x="6.404cm" svg:y="10.355cm" svg:viewBox="0 0 1910 3980" draw:points="1270,3980 0,3980 0,0 1910,0">
          <text:p/>
        </draw:polyline>
        <draw:polyline draw:style-name="gr16" draw:text-style-name="P3" draw:layer="layout" svg:width="1.505cm" svg:height="0cm" svg:x="13.141cm" svg:y="5.12cm" svg:viewBox="0 0 1506 0" draw:points="0,0 1408,0 1506,0">
          <text:p><text:span text:style-name="T2">“</text:span><text:span text:style-name="T2">sair”</text:span></text:p>
          <text:p><text:span text:style-name="T2"/></text:p>
        </draw:polyline>
        <draw:g>
          <draw:custom-shape draw:style-name="gr17" draw:text-style-name="P3" draw:layer="layout" svg:width="0.772cm" svg:height="0.772cm" svg:x="14.625cm" svg:y="4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614cm" svg:height="0.614cm" svg:x="14.704cm" svg:y="4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6" draw:layer="layout" svg:width="2.715cm" svg:height="1.039cm" svg:x="5.762cm" svg:y="7.6cm">
          <draw:text-box>
            <text:p text:style-name="P1"><text:span text:style-name="T2">“</text:span><text:span text:style-name="T2">falha na </text:span><text:span text:style-name="T2"><text:line-break/></text:span><text:span text:style-name="T2">leitura/escrita”</text:span></text:p>
          </draw:text-box>
        </draw:frame>
        <draw:polyline draw:style-name="gr18" draw:text-style-name="P3" draw:layer="layout" svg:width="1.764cm" svg:height="3.022cm" svg:x="6.533cm" svg:y="6.432cm" svg:viewBox="0 0 1765 3023" draw:points="1765,3023 0,3023 0,0 1020,0">
          <text:p/>
        </draw:polyline>
        <draw:custom-shape draw:style-name="gr19" draw:text-style-name="P3" draw:layer="layout" svg:width="7.645cm" svg:height="5.715cm" svg:x="16.885cm" svg:y="4.906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50.5362280931 35706.50804758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7.644cm" svg:height="5.715cm" svg:x="16.861cm" svg:y="11.135cm">
          <text:p/>
          <draw:enhanced-geometry svg:viewBox="0 0 21600 21600" draw:glue-points="10800 0 0 10800 10800 21600 21600 10800 ?f40 ?f41" draw:text-areas="0 0 21600 21600" draw:type="rectangular-callout" draw:modifiers="-16522.7992151733 18418.19454163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1">
          <draw:custom-shape draw:style-name="gr3" draw:text-style-name="P2" draw:layer="layout" svg:width="5.715cm" svg:height="2.85cm" svg:x="17.99cm" svg:y="5.315cm">
            <text:p text:style-name="P1"><text:span text:style-name="T1">Interaction Spa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7.99cm" svg:y1="6.08cm" svg:x2="23.705cm" svg:y2="6.08cm">
            <text:p/>
          </draw:line>
          <draw:frame draw:style-name="gr21" draw:text-style-name="P5" draw:layer="layout" svg:width="5.715cm" svg:height="2.08cm" svg:x="17.99cm" svg:y="5.95cm">
            <draw:text-box>
              <text:p text:style-name="P4"><text:span text:style-name="T2">...</text:span></text:p>
              <text:p text:style-name="P4"><text:span text:style-name="T2">perceive &lt;progress&gt;</text:span></text:p>
              <text:p text:style-name="P4"><text:span text:style-name="T2">...</text:span></text:p>
            </draw:text-box>
          </draw:frame>
        </draw:g>
        <draw:g draw:id="id12">
          <draw:custom-shape draw:style-name="gr1" draw:text-style-name="P2" draw:layer="layout" svg:width="4.445cm" svg:height="1.27cm" svg:x="18.608cm" svg:y="9.095cm">
            <text:p text:style-name="P1"><text:span text:style-name="T1">Application Func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8.623cm" svg:y1="9.736cm" svg:x2="23.053cm" svg:y2="9.737cm">
            <text:p/>
          </draw:line>
        </draw:g>
        <draw:connector draw:style-name="gr8" draw:text-style-name="P3" draw:layer="layout" draw:type="line" svg:x1="20.847cm" svg:y1="8.165cm" svg:x2="20.83cm" svg:y2="9.095cm" draw:start-shape="id11" draw:start-glue-point="2" draw:end-shape="id12" draw:end-glue-point="0" svg:d="m20847 8165-17 930">
          <text:p/>
        </draw:connector>
        <draw:g draw:id="id13">
          <draw:custom-shape draw:style-name="gr3" draw:text-style-name="P2" draw:layer="layout" svg:width="5.29cm" svg:height="2.215cm" svg:x="17.662cm" svg:y="11.846cm">
            <text:p text:style-name="P1"><text:span text:style-name="T1">Interaction Spa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7.662cm" svg:y1="12.507cm" svg:x2="22.952cm" svg:y2="12.507cm">
            <text:p/>
          </draw:line>
          <draw:frame draw:style-name="gr22" draw:text-style-name="P5" draw:layer="layout" svg:width="5.29cm" svg:height="1.617cm" svg:x="17.662cm" svg:y="12.468cm">
            <draw:text-box>
              <text:p text:style-name="P4"><text:span text:style-name="T2">...</text:span></text:p>
              <text:p text:style-name="P4"><text:span text:style-name="T2">activate “cancel”</text:span></text:p>
              <text:p text:style-name="P4"><text:span text:style-name="T2">...</text:span></text:p>
            </draw:text-box>
          </draw:frame>
        </draw:g>
        <draw:g draw:id="id14">
          <draw:custom-shape draw:style-name="gr1" draw:text-style-name="P2" draw:layer="layout" svg:width="4.445cm" svg:height="1.27cm" svg:x="18.086cm" svg:y="15.005cm">
            <text:p text:style-name="P1"><text:span text:style-name="T1">Application Functi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8.101cm" svg:y1="15.646cm" svg:x2="22.531cm" svg:y2="15.647cm">
            <text:p/>
          </draw:line>
        </draw:g>
        <draw:connector draw:style-name="gr8" draw:text-style-name="P3" draw:layer="layout" draw:type="line" svg:x1="20.307cm" svg:y1="14.085cm" svg:x2="20.308cm" svg:y2="15.005cm" draw:start-shape="id13" draw:start-glue-point="2" draw:end-shape="id14" draw:end-glue-point="0" svg:d="m20307 14085 1 920">
          <text:p/>
        </draw:connector>
        <draw:connector draw:style-name="gr23" draw:text-style-name="P3" draw:layer="layout" svg:x1="22.952cm" svg:y1="12.965cm" svg:x2="22.531cm" svg:y2="15.64cm" draw:start-shape="id13" draw:start-glue-point="1" draw:end-shape="id14" draw:end-glue-point="1" svg:d="m22952 12965h502v2675h-923">
          <text:p/>
        </draw:connector>
        <draw:frame draw:style-name="gr24" draw:text-style-name="P7" draw:layer="layout" svg:width="1.756cm" svg:height="0.645cm" svg:x="22.628cm" svg:y="14.031cm">
          <draw:text-box>
            <text:p><text:span text:style-name="T2">“</text:span><text:span text:style-name="T2">cancel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BrOffice.org/3.2$Unix OpenOffice.org_project/320m12$Build-9483</meta:generator>
    <meta:initial-creator>Macilon Neto</meta:initial-creator>
    <meta:creation-date>2010-08-14T10:21:35</meta:creation-date>
    <dc:date>2012-05-11T14:13:19</dc:date>
    <meta:editing-cycles>210</meta:editing-cycles>
    <meta:editing-duration>PT63H26M28S</meta:editing-duration>
    <dc:creator>Macilon Neto</dc:cre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